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6.00pt" fo:font-weight="bold" fo:font-family="Arial" style:font-family-asian="Arial" style:font-family-complex="Arial" fo:background-color="transparent" fo:color="#333399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fo:color="#ff0000" fo:font-style="italic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fo:color="#ff0000" fo:font-style="italic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fo:color="#ff0000" fo:font-style="italic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fo:color="#ff0000" fo:font-style="italic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4bacc6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fo:color="#ff0000" fo:font-style="italic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fo:color="#ff0000" fo:font-style="italic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bold" fo:font-family="'Times New Roman'" style:font-family-asian="'Times New Roman'" style:font-family-complex="'Times New Roman'" fo:background-color="transparent" fo:color="#ff0000" fo:font-style="italic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fo:color="#ff0000" fo:font-style="italic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bold" fo:font-family="'Times New Roman'" style:font-family-asian="'Times New Roman'" style:font-family-complex="'Times New Roman'" fo:background-color="transparent" fo:color="#ff0000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P1" style:family="paragraph">
      <style:paragraph-properties fo:line-height="100.00%" fo:text-align="left" fo:margin-top="12.00pt" fo:margin-bottom="3.00pt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 fo:margin-left="36.00pt" fo:text-indent="0.00p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left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18.00pt" fo:text-indent="18.00pt"/>
    </style:style>
    <style:style style:name="P20" style:family="paragraph">
      <style:paragraph-properties fo:line-height="100.00%" fo:text-align="left"/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-18.00pt" fo:text-indent="18.00pt"/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-18.00pt" fo:text-indent="18.00pt"/>
    </style:style>
    <style:style style:name="P24" style:family="paragraph">
      <style:paragraph-properties fo:line-height="100.00%" fo:text-align="lef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-18.00pt" fo:text-indent="18.00pt"/>
    </style:style>
    <style:style style:name="P26" style:family="paragraph">
      <style:paragraph-properties fo:line-height="100.00%" fo:text-align="left"/>
    </style:style>
    <text:list-style style:name="L2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left="-18.00pt" fo:text-indent="18.00pt"/>
    </style:style>
    <style:style style:name="P28" style:family="paragraph">
      <style:paragraph-properties fo:line-height="100.00%" fo:text-align="lef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/>
    </style:style>
    <style:style style:name="P30" style:family="paragraph">
      <style:paragraph-properties fo:line-height="100.00%" fo:text-align="left"/>
    </style:style>
    <text:list-style style:name="L3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left="-18.00pt" fo:text-indent="18.00pt"/>
    </style:style>
    <style:style style:name="P32" style:family="paragraph">
      <style:paragraph-properties fo:line-height="100.00%" fo:text-align="left"/>
    </style:style>
    <text:list-style style:name="L3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left" fo:margin-left="-18.00pt" fo:text-indent="18.00pt"/>
    </style:style>
    <style:style style:name="P34" style:family="paragraph">
      <style:paragraph-properties fo:line-height="100.00%" fo:text-align="left"/>
    </style:style>
    <text:list-style style:name="L3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left" fo:margin-left="-18.00pt" fo:text-indent="18.00pt"/>
    </style:style>
    <style:style style:name="P36" style:family="paragraph">
      <style:paragraph-properties fo:line-height="100.00%" fo:text-align="left"/>
    </style:style>
    <text:list-style style:name="L3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left" fo:margin-left="-18.00pt" fo:text-indent="18.00pt"/>
    </style:style>
    <style:style style:name="P38" style:family="paragraph">
      <style:paragraph-properties fo:line-height="100.00%" fo:text-align="left"/>
    </style:style>
    <text:list-style style:name="L3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left" fo:margin-left="-18.00pt" fo:text-indent="18.00pt"/>
    </style:style>
    <style:style style:name="P40" style:family="paragraph">
      <style:paragraph-properties fo:line-height="100.00%" fo:text-align="left"/>
    </style:style>
    <text:list-style style:name="L4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left" fo:margin-left="-18.00pt" fo:text-indent="18.0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text:list-style style:name="L4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4" style:family="paragraph">
      <style:paragraph-properties fo:line-height="100.00%" fo:text-align="left" fo:margin-left="-18.00pt" fo:text-indent="18.00pt"/>
    </style:style>
    <style:style style:name="P45" style:family="paragraph">
      <style:paragraph-properties fo:line-height="100.00%" fo:text-align="left"/>
    </style:style>
    <text:list-style style:name="L4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 fo:margin-left="-18.00pt" fo:text-indent="18.00pt"/>
    </style:style>
    <style:style style:name="P47" style:family="paragraph">
      <style:paragraph-properties fo:line-height="100.00%" fo:text-align="left"/>
    </style:style>
    <text:list-style style:name="L4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8" style:family="paragraph">
      <style:paragraph-properties fo:line-height="100.00%" fo:text-align="left" fo:margin-left="-18.00pt" fo:text-indent="18.00pt"/>
    </style:style>
    <style:style style:name="P49" style:family="paragraph">
      <style:paragraph-properties fo:line-height="100.00%" fo:text-align="left"/>
    </style:style>
    <text:list-style style:name="L5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0" style:family="paragraph">
      <style:paragraph-properties fo:line-height="100.00%" fo:text-align="left" fo:margin-left="-18.00pt" fo:text-indent="18.00pt"/>
    </style:style>
    <style:style style:name="P51" style:family="paragraph">
      <style:paragraph-properties fo:line-height="100.00%" fo:text-align="left"/>
    </style:style>
    <text:list-style style:name="L5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2" style:family="paragraph">
      <style:paragraph-properties fo:line-height="100.00%" fo:text-align="left" fo:margin-left="-18.00pt" fo:text-indent="18.00pt"/>
    </style:style>
    <style:style style:name="P53" style:family="paragraph">
      <style:paragraph-properties fo:line-height="100.00%" fo:text-align="left"/>
    </style:style>
  </office:automatic-styles>
  <office:body>
    <office:text>
      <text:p text:style-name="P1"><text:span text:style-name="T1">UNIDAD 1:<text:s/></text:span><text:span text:style-name="T2">INTRODUCCIÓN A LA PROGRAMACIÓN</text:span></text:p>
      <text:p text:style-name="P2"><text:span text:style-name="T3"/></text:p>
      <text:p text:style-name="P2"><text:span text:style-name="T4">Indicar si las siguientes preguntas son verdaderas o falsas. Indicando en este último caso la causa del error.</text:span></text:p>
      <text:p text:style-name="P2"><text:span text:style-name="T5"/></text:p>
      <text:list text:style-name="L3">
        <text:list-item>
          <text:p text:style-name="P3"><text:span text:style-name="T6">El software es el conjunto de elementos físicos (memorias, procesador, etc) que forman parte de un sistema informático.</text:span></text:p>
        </text:list-item>
      </text:list>
      <text:p text:style-name="P4"><text:span text:style-name="T7">Falso, está formado por elementos lógicos: programas, algoritmos, datos</text:span></text:p>
      <text:list text:style-name="L5">
        <text:list-item>
          <text:p text:style-name="P5"><text:span text:style-name="T8">No podemos utilizar el hardware de un equipo informático sin software que lo controle.</text:span></text:p>
        </text:list-item>
      </text:list>
      <text:p text:style-name="P6"><text:span text:style-name="T9"><text:tab/>Verdadero</text:span><text:span text:style-name="T10"/></text:p>
      <text:list text:style-name="L7">
        <text:list-item>
          <text:p text:style-name="P7"><text:span text:style-name="T11">Los ordenadores son especialmente adecuados para tratar problemas donde existe un alto grado de incertidumbre o donde el método de resolución no es claro.</text:span></text:p>
        </text:list-item>
      </text:list>
      <text:p text:style-name="P8"><text:span text:style-name="T12"><text:tab/></text:span><text:span text:style-name="T13">Falso, los ordenadores resuelven problemas donde no existe incertidumbre y <text:tab/>donde existen metodos de solucion claros</text:span><text:span text:style-name="T14"/></text:p>
      <text:list text:style-name="L9">
        <text:list-item>
          <text:p text:style-name="P9"><text:span text:style-name="T15">Los ordenadores no cometen errores, aunque pueden fallar por causas físicas o por ejecutar programas erróneos.</text:span></text:p>
        </text:list-item>
      </text:list>
      <text:p text:style-name="P10"><text:span text:style-name="T16"><text:tab/></text:span><text:span text:style-name="T17">Verdadero, por ejemplo si tenemos la Memerioa Principal (RAM) en mal <text:tab/><text:tab/>estado podriamos tener fallos o micro mal, lo que influya en su veleocidad en<text:tab/>procesar la información</text:span><text:span text:style-name="T18"/></text:p>
      <text:list text:style-name="L11">
        <text:list-item>
          <text:p text:style-name="P11"><text:span text:style-name="T19">Un ordenador puede generar automáticamente datos de salida sin haber recibido ningún dato de entrada.</text:span></text:p>
        </text:list-item>
      </text:list>
      <text:p text:style-name="P12"><text:span text:style-name="T20"><text:tab/>Falso, por ejemplo para poder recibir un archivo que queremos imprimir <text:tab/>debemos mandar una señal de entrada, indicando que necesitamos este impreso</text:span></text:p>
      <text:list text:style-name="L13">
        <text:list-item>
          <text:p text:style-name="P13"><text:span text:style-name="T21">El mayor gasto en la industrial del software se produce durante la distribución y producción del mismo.</text:span></text:p>
        </text:list-item>
      </text:list>
      <text:p text:style-name="P14"><text:span text:style-name="T22"><text:tab/>Falso, ya que si tenemos ya un software ya seria muy sencillo, como en los coches</text:span></text:p>
      <text:list text:style-name="L15">
        <text:list-item>
          <text:p text:style-name="P15"><text:span text:style-name="T23">Un programa que funciona bien, nunca hay que cambiarlo o sustituirlo.</text:span></text:p>
        </text:list-item>
      </text:list>
      <text:p text:style-name="P16"><text:span text:style-name="T24"><text:tab/>Falso, podra tener actualizaciones donde le implementemos nuevas acciones <text:tab/>por ejemplo en la que mejore su velocidad</text:span><text:span text:style-name="T25"/></text:p>
      <text:list text:style-name="L17">
        <text:list-item>
          <text:p text:style-name="P17"><text:span text:style-name="T26">En la fase de diseño se determina lo que tiene que hacer una aplicación informática.</text:span></text:p>
        </text:list-item>
      </text:list>
      <text:p text:style-name="P18"><text:span text:style-name="T26"><text:tab/></text:span><text:span text:style-name="T27">Falso, eso se debe hacer en la base de programación, en la base donde <text:tab/>realizamos las diferentes acciones que queremos que realize el programa</text:span><text:span text:style-name="T28"/></text:p>
      <text:list text:style-name="L19">
        <text:list-item>
          <text:p text:style-name="P19"><text:span text:style-name="T28">La fase de pruebas es fundamental para determinar la calidad de producto software.</text:span></text:p>
        </text:list-item>
      </text:list>
      <text:p text:style-name="P20"><text:span text:style-name="T28"><text:tab/></text:span><text:span text:style-name="T29">Verdadero</text:span><text:span text:style-name="T30"/></text:p>
      <text:list text:style-name="L21">
        <text:list-item>
          <text:p text:style-name="P21"><text:span text:style-name="T30">Es interesante que todos los clientes de una empresa de desarrollo de software tengan las mismas versiones de los programas para facilitar la labor de mantenimiento.</text:span></text:p>
        </text:list-item>
      </text:list>
      <text:p text:style-name="P22"><text:span text:style-name="T30"><text:tab/></text:span><text:span text:style-name="T31">Verdadero</text:span><text:span text:style-name="T32"/></text:p>
      <text:list text:style-name="L23">
        <text:list-item>
          <text:p text:style-name="P23"><text:span text:style-name="T32">La mayor parte de trabajo de programación es labor de mantenimiento más que desarrollo de nuevos programas</text:span></text:p>
        </text:list-item>
      </text:list>
      <text:p text:style-name="P24"><text:span text:style-name="T33"><text:tab/>Falso, ya que hay que crear<text:s text:c="2"/>nuevos programas para asi por ej poder mejorar un <text:tab/>programa de una aplicacion que hayamos creado</text:span></text:p>
      <text:p text:style-name="P24"><text:span text:style-name="T34"><text:tab/></text:span></text:p>
      <text:list text:style-name="L25">
        <text:list-item>
          <text:p text:style-name="P25"><text:span text:style-name="T34">Si hacemos bien un programa es seguro que no tendremos que modificarlo en el futuro.</text:span><text:span text:style-name="T35"/></text:p>
        </text:list-item>
      </text:list>
      <text:p text:style-name="P26"><text:span text:style-name="T36"><text:tab/>Falso, ya que siempre surgen mejoras ya que la informatica en esta en continua <text:tab/>mejora y ademas siempre surgen fallos los cuales debemos mejorarlos</text:span><text:span text:style-name="T37"/></text:p>
      <text:list text:style-name="L27">
        <text:list-item>
          <text:p text:style-name="P27"><text:span text:style-name="T38">El programa compilador / traductor genera un programa ejecutable a partir del programa fuente.</text:span></text:p>
        </text:list-item>
      </text:list>
      <text:p text:style-name="P28"><text:span text:style-name="T38"><text:tab/></text:span><text:span text:style-name="T39">Verdadero</text:span><text:span text:style-name="T40"/></text:p>
      <text:list text:style-name="L29">
        <text:list-item>
          <text:p text:style-name="P29"><text:span text:style-name="T40">Los lenguajes de programación son mucho más flexibles que cualquier lenguaje natural a la hora de describir un algoritmo.</text:span></text:p>
        </text:list-item>
      </text:list>
      <text:p text:style-name="P30"><text:span text:style-name="T41"><text:tab/>Falso, cualquier lenguaje natural es mas sencillo, ya que por ejemplo en un <text:tab/>lenguaje de programacion implementamos diferentes variables que tienen <text:tab/>diferentes significados que nosotros queramos y asi todo el mundo no puede <text:tab/>enterarse</text:span></text:p>
      <text:list text:style-name="L31">
        <text:list-item>
          <text:p text:style-name="P31"><text:span text:style-name="T42">El ensamblador permite realizar programa más eficientes que un lenguaje de alto nivel</text:span></text:p>
        </text:list-item>
      </text:list>
      <text:p text:style-name="P32"><text:span text:style-name="T43"><text:tab/>Verdadero</text:span></text:p>
      <text:list text:style-name="L33">
        <text:list-item>
          <text:p text:style-name="P33"><text:span text:style-name="T44">El código máquina ha sido remplazado<text:s text:c="2"/>por el ensamblador.</text:span></text:p>
        </text:list-item>
      </text:list>
      <text:p text:style-name="P34"><text:span text:style-name="T44"><text:tab/></text:span><text:span text:style-name="T45">Verdadero</text:span><text:span text:style-name="T46"/></text:p>
      <text:list text:style-name="L35">
        <text:list-item>
          <text:p text:style-name="P35"><text:span text:style-name="T46">Un programa escrito en código máquina para PC con procesador Intel es seguro que no funcionará sobre un Iphone</text:span></text:p>
        </text:list-item>
      </text:list>
      <text:p text:style-name="P36"><text:span text:style-name="T46"><text:tab/></text:span><text:span text:style-name="T47">Verdadero</text:span><text:span text:style-name="T48"/></text:p>
      <text:list text:style-name="L37">
        <text:list-item>
          <text:p text:style-name="P37"><text:span text:style-name="T48">Un programa escrito en un<text:s text:c="2"/>lenguaje de bajo nivel es más fácil de comprender que un programa en escrito en un lenguaje de alto nivel.</text:span></text:p>
        </text:list-item>
      </text:list>
      <text:p text:style-name="P38"><text:span text:style-name="T49"><text:tab/></text:span><text:span text:style-name="T50">Falso, (Bajo nivel lenguaje cercano a la maquina) ya que seria un lenguaje poco sencillo ya que estaria a nivek casi de la maquina, numeros y alto nivel es mas cercano al lenguaje natural</text:span><text:span text:style-name="T51"/></text:p>
      <text:p text:style-name="P38"><text:span text:style-name="T52"><text:tab/></text:span></text:p>
      <text:list text:style-name="L39">
        <text:list-item>
          <text:p text:style-name="P39"><text:span text:style-name="T52">Un programa escrito en java puede funcionar en cualquier plataforma</text:span></text:p>
        </text:list-item>
      </text:list>
      <text:p text:style-name="P40"><text:span text:style-name="T52"><text:tab/></text:span><text:span text:style-name="T53">Verdadero</text:span><text:span text:style-name="T54"/></text:p>
      <text:list text:style-name="L41">
        <text:list-item>
          <text:p text:style-name="P41"><text:span text:style-name="T54">Los programas interpretados son generalmente más lentos que los programas traducidos.</text:span></text:p>
        </text:list-item>
      </text:list>
      <text:p text:style-name="P42"><text:span text:style-name="T54"><text:tab/></text:span><text:span text:style-name="T55">Verdadero(traducido en binario)</text:span><text:span text:style-name="T56"/></text:p>
      <text:p text:style-name="P43"><text:span text:style-name="T57"/></text:p>
      <text:list text:style-name="L44">
        <text:list-item>
          <text:p text:style-name="P44"><text:span text:style-name="T58">Generalmente es más importante que un algoritmo sea claro y flexible a que sea muy eficiente.</text:span></text:p>
        </text:list-item>
      </text:list>
      <text:p text:style-name="P45"><text:span text:style-name="T58"><text:tab/></text:span><text:span text:style-name="T59">Verdadero</text:span><text:span text:style-name="T60"/></text:p>
      <text:list text:style-name="L46">
        <text:list-item>
          <text:p text:style-name="P46"><text:span text:style-name="T60">Para resolver un problema concreto generalmente sólo existe un algoritmo posible que lo solucione.</text:span></text:p>
        </text:list-item>
      </text:list>
      <text:p text:style-name="P47"><text:span text:style-name="T61"><text:tab/>Falso, existen diferentes para poder solucionar problemas, y cada uno puede tener una solucio difertes</text:span></text:p>
      <text:list text:style-name="L48">
        <text:list-item>
          <text:p text:style-name="P48"><text:span text:style-name="T62">Para ser un buen programador hay que saber el mayor número posible de lenguajes de programación.</text:span></text:p>
        </text:list-item>
      </text:list>
      <text:p text:style-name="P49"><text:span text:style-name="T63"><text:tab/>Falso, tener una buena base y tmb poder centrarse en ina</text:span></text:p>
      <text:list text:style-name="L50">
        <text:list-item>
          <text:p text:style-name="P50"><text:span text:style-name="T64">Normalmente en una aplicación o programa web siempre hay dos programas en funcionamiento: uno en el navegador y otro en el servidor de páginas web.</text:span></text:p>
        </text:list-item>
      </text:list>
      <text:p text:style-name="P51"><text:span text:style-name="T64"><text:tab/></text:span><text:span text:style-name="T65">Verdadero</text:span><text:span text:style-name="T66"/></text:p>
      <text:list text:style-name="L52">
        <text:list-item>
          <text:p text:style-name="P52"><text:span text:style-name="T66">Actualmente la programación en lenguaje de bajo nivel como el ensamblador o código máquina no tiene sentido.</text:span></text:p>
        </text:list-item>
      </text:list>
      <text:p text:style-name="P53"><text:span text:style-name="T67"><text:tab/>Falso, se utiliza muy poco, ya que se utiliza por ejemplo cuando queremos <text:tab/>tocar directamente ccon el hardware como por ejemplo al diseñar un microprocesador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